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11_20-07-48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11_19-14-36_000.jpg</text:p>
          </table:table-cell>
          <table:table-cell table:style-name="ce2" office:value-type="string">
            <text:p>:m other / 長寿の家 / やることリスト　朝　準備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11_17-02-06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2-11_16-55-55_000.jpg</text:p>
          </table:table-cell>
          <table:table-cell office:value-type="string">
            <text:p>:m 1*1 RES / 245 121*3#1 / 『円周率πの不思議』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11_14-58-01_000.jpg</text:p>
          </table:table-cell>
          <table:table-cell table:style-name="ce2" office:value-type="string">
            <text:p>:m other / 長寿の家 / 麻雀　ゲーム記録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11_09-13-29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2-11_07-59-49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11_07-11-47_000.jpg</text:p>
          </table:table-cell>
          <table:table-cell table:style-name="ce2" office:value-type="string">
            <text:p>:m :PHOTO 起きた時刻 / 20170211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7-02-11_03-52-50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7-02-11_03-52-50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7-02-11_03-52-50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2-11_03-52-50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7-02-11_03-52-50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11_03-52-50_005.jpg</text:p>
          </table:table-cell>
          <table:table-cell office:value-type="string">
            <text:p>:m 家電エンジニア / 5#1 1*1 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11_03-52-50_004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11_03-52-50_003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2-11_03-52-50_002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11_03-52-50_001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11_03-52-5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10_22-38-54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2-10_16-20-3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10_16-17-53_000.jpg</text:p>
          </table:table-cell>
          <table:table-cell office:value-type="string">
            <text:p>:m 家電エンジニア / 5#2 1*1 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2-10_11-05-22_000.jpg</text:p>
          </table:table-cell>
          <table:table-cell table:style-name="ce2" office:value-type="string">
            <text:p>:m 食べた物/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7-02-10_06-35-40_000.jpg</text:p>
          </table:table-cell>
          <table:table-cell table:style-name="ce2" office:value-type="string">
            <text:p>:m dayplan / 2017_011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2-10_06-07-10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2-10_06-07-07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2-10_06-07-05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2-10_06-07-03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2-10_06-07-01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2-10_06-02-26_001.jpg</text:p>
          </table:table-cell>
          <table:table-cell table:style-name="ce2" office:value-type="string">
            <text:p>:m other / 温度　ベランダ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2-10_06-02-2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2-10_06-02-07_001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2-10_06-02-07_000.jpg</text:p>
          </table:table-cell>
          <table:table-cell table:style-name="ce2" office:value-type="string">
            <text:p>:m :PHOTO 起きた時刻 / 2017021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2-10_02-25-54_009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2-10_02-25-54_008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2-10_02-25-54_007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2-10_02-25-54_006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2-10_02-25-54_005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2-10_02-25-54_004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2-10_02-25-54_003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2-10_02-25-54_002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2-10_02-25-54_001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2-10_02-25-54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2-09_20-02-24_001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2-09_20-02-24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2-09_19-25-27_001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2-09_19-25-27_000.jpg</text:p>
          </table:table-cell>
          <table:table-cell office:value-type="string">
            <text:p>:m music / log / kb / done / N+ 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2-09_16-38-34_001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2-09_16-38-34_000.jpg</text:p>
          </table:table-cell>
          <table:table-cell office:value-type="string">
            <text:p>-*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2017-02-09_16-31-27_001.jpg</text:p>
          </table:table-cell>
          <table:table-cell office:value-type="string">
            <text:p>:m 読みたい本 / @山下歯科 / 『どこでもフィットネス』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2-09_16-31-27_000.jpg</text:p>
          </table:table-cell>
          <table:table-cell table:style-name="ce2" office:value-type="string">
            <text:p>:m other / @山下歯科 / “ProFresh” 口臭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2-09_15-40-31_001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2-09_15-40-31_000.jpg</text:p>
          </table:table-cell>
          <table:table-cell office:value-type="string">
            <text:p>:m :? / “∞”　⇒　どんな意味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2017/02/12</text:date>, <text:time>14:07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2T14:07:53.43</dc:date>
    <dc:creator>岩淵 謙</dc:creator>
    <meta:generator>OpenOffice/4.1.3$Win32 OpenOffice.org_project/413m1$Build-9783</meta:generator>
    <meta:editing-duration>PT21M32S</meta:editing-duration>
    <meta:editing-cycles>13</meta:editing-cycles>
    <meta:document-statistic meta:table-count="1" meta:cell-count="162" meta:object-count="0"/>
  </office:meta>
</office:document-meta>
</file>